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</table:table-row>
        <table:table-row table:style-name="ro1">
          <table:table-cell>
            <draw:frame table:end-cell-address="Sheet1.E19" table:end-x="2.132cm" table:end-y="0.213cm" draw:z-index="0" draw:style-name="gr1" svg:width="12.642cm" svg:height="6.986cm" svg:x="0cm" svg:y="0.002cm">
              <draw:object draw:notify-on-update-of-ranges="Sheet1.A2:Sheet1.A3 Sheet1.B2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L19" table:end-x="0.024cm" table:end-y="0.24cm" draw:z-index="1" draw:style-name="gr1" svg:width="12.908cm" svg:height="6.987cm" svg:x="2.143cm" svg:y="0.028cm">
              <draw:object draw:notify-on-update-of-ranges="Sheet1.G2:Sheet1.G3 Sheet1.H1:Sheet1.H1 Sheet1.H2:Sheet1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/>
        </table:table-row>
        <table:table-row table:style-name="ro1">
          <table:table-cell>
            <draw:frame table:end-cell-address="Sheet1.F40" table:end-x="0.014cm" table:end-y="0.26cm" draw:z-index="2" draw:style-name="gr1" svg:width="12.782cm" svg:height="6.999cm" svg:x="0cm" svg:y="0.035cm">
              <draw:object draw:notify-on-update-of-ranges="Sheet1.A20:Sheet1.A20 Sheet1.A21:Sheet1.A24 Sheet1.B20:Sheet1.B20 Sheet1.B21:Sheet1.B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L40" table:end-x="0.302cm" table:end-y="0.238cm" draw:z-index="3" draw:style-name="gr1" svg:width="13.219cm" svg:height="6.999cm" svg:x="2.11cm" svg:y="0.013cm">
              <draw:object draw:notify-on-update-of-ranges="Sheet1.G20:Sheet1.G20 Sheet1.G21:Sheet1.G24 Sheet1.H20:Sheet1.H20 Sheet1.H21:Sheet1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21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13:45.43</meta:creation-date>
    <meta:editing-duration>PT11H58M32S</meta:editing-duration>
    <meta:editing-cycles>6</meta:editing-cycles>
    <meta:generator>OpenOffice.org/3.2$Win32 OpenOffice.org_project/320m18$Build-9502</meta:generator>
    <meta:initial-creator>Alexander Beletsky</meta:initial-creator>
    <dc:date>2010-09-09T21:45:30.30</dc:date>
    <dc:creator>Alexander Beletsky</dc:creator>
    <meta:document-statistic meta:table-count="3" meta:cell-count="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." chart:class="chart:circle" chart:style-name="ch1">
        <chart:legend chart:legend-position="end" svg:x="9.624cm" svg:y="2.787cm" chart:style-name="ch2"/>
        <chart:plot-area chart:style-name="ch3" table:cell-range-address="Sheet1.A2:Sheet1.B3" chart:data-source-has-labels="column" svg:x="0.252cm" svg:y="0.139cm" svg:width="9.121cm" svg:height="6.57cm">
          <chart:axis chart:dimension="x" chart:name="primary-x" chart:style-name="ch4"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">Require TDD</text:p>
              </table:table-cell>
              <table:table-cell office:value-type="float" office:value="150">
                <text:p text:id="Sheet1.B2:Sheet1.B3">150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." chart:class="chart:circle" chart:style-name="ch1">
        <chart:legend chart:legend-position="end" svg:x="9.884cm" svg:y="2.788cm" chart:style-name="ch2"/>
        <chart:plot-area chart:style-name="ch3" table:cell-range-address="Sheet1.G1:Sheet1.H3" chart:data-source-has-labels="both" svg:x="0.258cm" svg:y="0.139cm" svg:width="9.369cm" svg:height="6.571cm">
          <chart:axis chart:dimension="x" chart:name="primary-x" chart:style-name="ch4">
            <chart:categories table:cell-range-address="Sheet1.G2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3" chart:label-cell-address="Sheet1.H1:Sheet1.H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H1">1000</text:p>
              </table:table-cell>
            </table:table-row>
          </table:table-header-rows>
          <table:table-rows>
            <table:table-row>
              <table:table-cell office:value-type="string">
                <text:p text:id="Sheet1.G2:Sheet1.G3">Require TDD</text:p>
              </table:table-cell>
              <table:table-cell office:value-type="float" office:value="69">
                <text:p text:id="Sheet1.H2:Sheet1.H3">6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." chart:class="chart:bar" chart:style-name="ch1">
        <chart:legend chart:legend-position="end" svg:x="10.846cm" svg:y="3.192cm" chart:style-name="ch2"/>
        <chart:plot-area chart:style-name="ch3" table:cell-range-address="Sheet1.A20:Sheet1.B24" chart:data-source-has-labels="both" svg:x="0.255cm" svg:y="0.14cm" svg:width="10.337cm" svg:height="6.58cm">
          <chart:axis chart:dimension="x" chart:name="primary-x" chart:style-name="ch4">
            <chart:categories table:cell-range-address="Sheet1.A21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24" chart:label-cell-address="Sheet1.B20:Sheet1.B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0:Sheet1.B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A21:Sheet1.A24">Cpp</text:p>
              </table:table-cell>
              <table:table-cell office:value-type="float" office:value="36">
                <text:p text:id="Sheet1.B21:Sheet1.B24">36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2cm" svg:height="7cm" xlink:href=".." chart:class="chart:bar" chart:style-name="ch1">
        <chart:legend chart:legend-position="end" svg:x="11.274cm" svg:y="3.192cm" chart:style-name="ch2"/>
        <chart:plot-area chart:style-name="ch3" table:cell-range-address="Sheet1.G20:Sheet1.H24" chart:data-source-has-labels="both" svg:x="0.264cm" svg:y="0.14cm" svg:width="10.747cm" svg:height="6.58cm">
          <chart:axis chart:dimension="x" chart:name="primary-x" chart:style-name="ch4">
            <chart:categories table:cell-range-address="Sheet1.G21:Sheet1.G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1:Sheet1.H24" chart:label-cell-address="Sheet1.H20:Sheet1.H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20:Sheet1.H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G21:Sheet1.G24">Cpp</text:p>
              </table:table-cell>
              <table:table-cell office:value-type="float" office:value="8">
                <text:p text:id="Sheet1.H21:Sheet1.H24">8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